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2">
          <table:table-cell office:value-type="string">
            <text:p>CÔNG TY THHH MTV XỔ SỐ KIẾN THIẾT <text:s/>VÀ DVTH BÌNH PHƯỚC</text:p>
          </table:table-cell>
          <table:table-cell table:number-columns-repeated="5"/>
          <table:table-cell office:value-type="string">
            <text:p>CỘNG HÒA XÃ HỘI CHỦ NGHĨA VIỆT NAM</text:p>
          </table:table-cell>
        </table:table-row>
        <table:table-row table:style-name="ro3">
          <table:table-cell table:number-columns-repeated="6"/>
          <table:table-cell office:value-type="string">
            <text:p><text:s text:c="19"/>Độc lập - Tự do - Hạnh phúc</text:p>
          </table:table-cell>
        </table:table-row>
        <table:table-row table:style-name="ro3">
          <table:table-cell table:number-columns-repeated="6"/>
          <table:table-cell office:value-type="string">
            <text:p>Bình Phước, ngày 08 tháng 10 năm 2015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ĐIỀU CHỈNH KẾ HOẠCH 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<text:s text:c="37"/>PHÂN PHỐI VÉ TRUYỀN THỐNG"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<text:s text:c="34"/>KỲ VÉ T10K3- LOẠI VÉ 10.000 ĐỒNG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I. </text:p>
          </table:table-cell>
          <table:table-cell office:value-type="string">
            <text:p>Tổng số vé phân phối theo KH được duyệt ngày 07/10/2015</text:p>
          </table:table-cell>
          <table:table-cell table:number-columns-repeated="5"/>
        </table:table-row>
        <table:table-row table:style-name="ro3">
          <table:table-cell office:value-type="string">
            <text:p>II.</text:p>
          </table:table-cell>
          <table:table-cell office:value-type="string">
            <text:p>Số vé điều chỉnh <text:s/>so với kế hoạch được duyệt</text:p>
          </table:table-cell>
          <table:table-cell table:number-columns-repeated="5"/>
        </table:table-row>
        <table:table-row table:style-name="ro3">
          <table:table-cell office:value-type="string">
            <text:p>III.</text:p>
          </table:table-cell>
          <table:table-cell office:value-type="string">
            <text:p>Tổng số vé phân phối sau điều chỉnh</text:p>
          </table:table-cell>
          <table:table-cell table:number-columns-repeated="5"/>
        </table:table-row>
        <table:table-row table:style-name="ro3">
          <table:table-cell office:value-type="string">
            <text:p>Diễn giải chi tiết số vé điều chỉnh <text:s/>- Kỳ vé T10K3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Stt</text:p>
          </table:table-cell>
          <table:table-cell office:value-type="string">
            <text:p>Tên đại lý</text:p>
          </table:table-cell>
          <table:table-cell office:value-type="string">
            <text:p>Mã đại lý</text:p>
          </table:table-cell>
          <table:table-cell office:value-type="string">
            <text:p>Kế hoạch phân phối được duyệt ngày 07/10/2015</text:p>
          </table:table-cell>
          <table:table-cell office:value-type="string">
            <text:p>Số vé điều </text:p>
          </table:table-cell>
          <table:table-cell office:value-type="string">
            <text:p>Tổng số vé sau điều chỉnh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chỉnh 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rần Thị Ngọc Lan</text:p>
          </table:table-cell>
          <table:table-cell office:value-type="string">
            <text:p>TPH26</text:p>
          </table:table-cell>
          <table:table-cell office:value-type="float" office:value="114000">
            <text:p>114000</text:p>
          </table:table-cell>
          <table:table-cell office:value-type="float" office:value="535">
            <text:p>535</text:p>
          </table:table-cell>
          <table:table-cell office:value-type="float" office:value="114535">
            <text:p>114535</text:p>
          </table:table-cell>
          <table:table-cell/>
        </table:table-row>
        <table:table-row table:style-name="ro2">
          <table:table-cell office:value-type="string">
            <text:p>TỔNG</text:p>
          </table:table-cell>
          <table:table-cell table:number-columns-repeated="2"/>
          <table:table-cell office:value-type="float" office:value="114000">
            <text:p>114000</text:p>
          </table:table-cell>
          <table:table-cell office:value-type="float" office:value="535">
            <text:p>535</text:p>
          </table:table-cell>
          <table:table-cell office:value-type="float" office:value="114535">
            <text:p>114535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Nơi nhận :</text:p>
          </table:table-cell>
          <table:table-cell table:number-columns-repeated="6"/>
        </table:table-row>
        <table:table-row table:style-name="ro3">
          <table:table-cell office:value-type="string">
            <text:p>- Giám đốc</text:p>
          </table:table-cell>
          <table:table-cell table:number-columns-repeated="2"/>
          <table:table-cell office:value-type="string">
            <text:p>TP. KẾ HOẠNH PHÁT HÀNH </text:p>
          </table:table-cell>
          <table:table-cell table:number-columns-repeated="2"/>
          <table:table-cell office:value-type="string">
            <text:p>GIÁM ĐỐC</text:p>
          </table:table-cell>
        </table:table-row>
        <table:table-row table:style-name="ro3">
          <table:table-cell office:value-type="string">
            <text:p>- Phó giám đốc;</text:p>
          </table:table-cell>
          <table:table-cell table:number-columns-repeated="6"/>
        </table:table-row>
        <table:table-row table:style-name="ro3">
          <table:table-cell office:value-type="string">
            <text:p>- Phòng kế toán;</text:p>
          </table:table-cell>
          <table:table-cell table:number-columns-repeated="6"/>
        </table:table-row>
        <table:table-row table:style-name="ro3">
          <table:table-cell office:value-type="string">
            <text:p>- Lưu :P.KHPH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Nguyễn Đăng Khoa </text:p>
          </table:table-cell>
          <table:table-cell table:number-columns-repeated="2"/>
          <table:table-cell office:value-type="string">
            <text:p>Phan Ngọc Sự</text:p>
          </table:table-cell>
        </table:table-row>
        <table:table-row table:style-name="ro2" table:number-rows-repeated="104855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17T16:55:17</dc:date>
    <dc:creator>phuoc </dc:creator>
    <meta:editing-duration>P0D</meta:editing-duration>
    <meta:editing-cycles>1</meta:editing-cycles>
    <meta:document-statistic meta:table-count="3" meta:cell-count="40" meta:object-count="0"/>
  </office:meta>
</office:document-meta>
</file>